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fdd8" officeooo:paragraph-rsid="0015fdd8"/>
    </style:style>
    <style:style style:name="T1" style:family="text">
      <style:text-properties officeooo:rsid="0017188c"/>
    </style:style>
    <style:style style:name="T2" style:family="text">
      <style:text-properties officeooo:rsid="0018eb26"/>
    </style:style>
    <style:style style:name="T3" style:family="text">
      <style:text-properties officeooo:rsid="001aa593"/>
    </style:style>
    <style:style style:name="T4" style:family="text">
      <style:text-properties officeooo:rsid="001b773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ver since the dawn of men the gods have watched the development of mankind. Curiously they watched humaminty go from sticks and stones to using machinery to feed the masses. They would occasionaly speak to some select humans to stir things up a bit, but appart from that would not interfere and simply watch things unfold. That was until one faithful day a group of a humans - convinced that there were gods they needed to speak to - built a large tower reaching far into the sky so they could reach the gods in the heavens. <text:span text:style-name="T1">In their arrogance the gods thought it impossible that the humans would ever be able to reach them. After years and year of building the tower however, the humans got extremely close to the realm of the gods. Enraged by the humans the gods decided to put a stop to their endeavors and rewinded time by a thousand years, throwing them back into a time of using sticks and stones, so they couldnt climb the tower anymore. From that point onward this cycle would repeat every thousand years, dooming humanity </text:span><text:span text:style-name="T2">to</text:span><text:span text:style-name="T1"> </text:span><text:span text:style-name="T2">relive the dawn of men anew. </text:span><text:span text:style-name="T3">As a reminder of humanities arrogance beeing their downfall the gods would however leave the tower whole.</text:span><text:span text:style-name="T2"> </text:span><text:span text:style-name="T3">One chosen person would exist ever</text:span><text:span text:style-name="T4">y</text:span><text:span text:style-name="T3"> millenia that had the power of a mysterious stone that absorbed itself into their body and granted the person immense power and immortality. Ever millenia that one chosen person would dedicate their life towards climbing the tower only to fail to reach the tower before the thousand year </text:span><text:span text:style-name="T4">s</text:span><text:span text:style-name="T3">went by and beeing removed from the earth alongside humanity, only for the mysterious stone to remai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20:50:01.826000000</meta:creation-date>
    <dc:date>2021-12-26T10:28:33.480000000</dc:date>
    <meta:editing-duration>PT23M19S</meta:editing-duration>
    <meta:editing-cycles>3</meta:editing-cycles>
    <meta:generator>LibreOffice/7.1.1.2$Windows_X86_64 LibreOffice_project/fe0b08f4af1bacafe4c7ecc87ce55bb426164676</meta:generator>
    <meta:document-statistic meta:table-count="0" meta:image-count="0" meta:object-count="0" meta:page-count="1" meta:paragraph-count="1" meta:word-count="282" meta:character-count="1597" meta:non-whitespace-character-count="1316"/>
  </office:meta>
</office:document-meta>
</file>